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10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.25cm" svg:x="7.5cm" svg:y="7.5cm">
          <text:p text:style-name="P1"><text:span text:style-name="T1">bempp.</text:span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5cm" svg:height="1.25cm" svg:x="18.75cm" svg:y="12cm">
          <text:p text:style-name="P1"><text:span text:style-name="T1">bempp.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5cm" svg:height="2.25cm" svg:x="7.5cm" svg:y="9.25cm">
          <text:p text:style-name="P1"><text:span text:style-name="T1">Gri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5cm" svg:height="2.25cm" svg:x="11.25cm" svg:y="9.25cm">
          <text:p text:style-name="P1"><text:span text:style-name="T1">Spac</text:span><text:span text:style-name="T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5cm" svg:height="2.25cm" svg:x="18.75cm" svg:y="9.25cm">
          <text:p text:style-name="P1"><text:span text:style-name="T1">Oper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1.25cm" svg:x="17.75cm" svg:y="13.75cm">
          <text:p text:style-name="P2"><text:span text:style-name="T2">Num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1.25cm" svg:x="20.75cm" svg:y="13.75cm">
          <text:p text:style-name="P2"><text:span text:style-name="T2">Open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5cm" svg:height="2.25cm" svg:x="15cm" svg:y="9.25cm">
          <text:p text:style-name="P1"><text:span text:style-name="T1">Grid</text:span><text:span text:style-name="T1"><text:line-break/></text:span><text:span text:style-name="T1">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0.75cm" svg:height="1.25cm" svg:x="7.5cm" svg:y="12cm">
          <text:p text:style-name="P2"><text:span text:style-name="T2">Numb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3T13:30:18.274951629</meta:creation-date>
    <dc:date>2021-03-23T17:22:04.274716170</dc:date>
    <meta:editing-duration>PT11M4S</meta:editing-duration>
    <meta:editing-cycles>3</meta:editing-cycles>
    <meta:generator>LibreOffice/7.0.4.2$Linux_X86_64 LibreOffice_project/00$Build-2</meta:generator>
    <meta:document-statistic meta:object-count="9"/>
  </office:meta>
</office:document-meta>
</file>